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ParamSupportTag.ge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TagTests.paramWithValueThenReleaseThenBod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amTagTests.paramWithName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TagTests.paramWithBod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TagTests.paramWithExplic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ParamSupportTag.addParam( 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TagTests.paramWithNo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Ta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TagTests.paramWithImplic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